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iaDB [kajal_test]&gt; delimiter //</text:p>
      <text:p text:style-name="Standard">MariaDB [kajal_test]&gt; create procedure sp_get1() begin select * from employee; end//</text:p>
      <text:p text:style-name="Standard">ERROR 1304 (42000): PROCEDURE sp_get1 already exists</text:p>
      <text:p text:style-name="Standard">MariaDB [kajal_test]&gt; create procedure sp_get2() begin select * from employee; end//</text:p>
      <text:p text:style-name="Standard">Query OK, 0 rows affected (0.105 sec)</text:p>
      <text:p text:style-name="Standard"/>
      <text:p text:style-name="Standard">MariaDB [kajal_test]&gt; delimiter ;</text:p>
      <text:p text:style-name="Standard">MariaDB [kajal_test]&gt; call sp_get2();</text:p>
      <text:p text:style-name="Standard">+--------+------------+----------------------+-----------+------------+</text:p>
      <text:p text:style-name="Standard">| emp_id | emp_name <text:s text:c="2"/>| emp_email <text:s text:c="11"/>| emp_city <text:s/>| emp_salary |</text:p>
      <text:p text:style-name="Standard">+--------+------------+----------------------+-----------+------------+</text:p>
      <text:p text:style-name="Standard">| <text:s text:c="5"/>1 | kajal <text:s text:c="5"/>| kajajl@gmail.com <text:s text:c="4"/>| Ahmedabad | 25000 <text:s text:c="5"/>|</text:p>
      <text:p text:style-name="Standard">| <text:s text:c="5"/>2 | Anjani <text:s text:c="4"/>| Anjani@gmail.com <text:s text:c="4"/>| Ahmedabad | 25000 <text:s text:c="5"/>|</text:p>
      <text:p text:style-name="Standard">| <text:s text:c="5"/>3 | Shriya <text:s text:c="4"/>| shriya@gmail.com <text:s text:c="4"/>| Ahmedabad | 25000 <text:s text:c="5"/>|</text:p>
      <text:p text:style-name="Standard">| <text:s text:c="5"/>4 | Riya <text:s text:c="6"/>| Riya@gmail.com <text:s text:c="6"/>| Ahmedabad | 25000 <text:s text:c="5"/>|</text:p>
      <text:p text:style-name="Standard">| <text:s text:c="5"/>5 | Avni <text:s text:c="6"/>| Avni@gmail.com <text:s text:c="6"/>| Ahmedabad | 25000 <text:s text:c="5"/>|</text:p>
      <text:p text:style-name="Standard">| <text:s text:c="5"/>6 | Shreyanshi | Shreyanshi@gmail.com | Ahmedabad | 25000 <text:s text:c="5"/>|</text:p>
      <text:p text:style-name="Standard">| <text:s text:c="5"/>7 | Devarsh <text:s text:c="3"/>| Devarsh@gmail.com <text:s text:c="3"/>| Ahmedabad | 25000 <text:s text:c="5"/>|</text:p>
      <text:p text:style-name="Standard">| <text:s text:c="5"/>8 | manish <text:s text:c="4"/>| manish@gmail.com <text:s text:c="4"/>| Ahmedabad | 25000 <text:s text:c="5"/>|</text:p>
      <text:p text:style-name="Standard">| <text:s text:c="5"/>9 | Ranjeet <text:s text:c="3"/>| ranjeet@gmail.com <text:s text:c="3"/>| Ahmedabad | 25000 <text:s text:c="5"/>|</text:p>
      <text:p text:style-name="Standard">| <text:s text:c="4"/>10 | Jaydeep <text:s text:c="3"/>| jaydeep@gmail.com <text:s text:c="3"/>| ahmedabad | 25000 <text:s text:c="5"/>|</text:p>
      <text:p text:style-name="Standard">+--------+------------+----------------------+-----------+------------+</text:p>
      <text:p text:style-name="Standard">10 rows in set (0.001 sec)</text:p>
      <text:p text:style-name="Standard"/>
      <text:p text:style-name="Standard">Query OK, 0 rows affected (0.001 sec)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6T16:28:02.524882151</meta:creation-date>
    <meta:generator>LibreOffice/6.0.7.3$Linux_X86_64 LibreOffice_project/00m0$Build-3</meta:generator>
    <dc:date>2021-11-16T18:35:38.694635885</dc:date>
    <meta:editing-duration>PT2H7M36S</meta:editing-duration>
    <meta:editing-cycles>3</meta:editing-cycles>
    <meta:document-statistic meta:table-count="0" meta:image-count="0" meta:object-count="0" meta:page-count="1" meta:paragraph-count="23" meta:word-count="200" meta:character-count="1418" meta:non-whitespace-character-count="1068"/>
  </office:meta>
</office:document-meta>
</file>